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.6cm" fo:margin-right="0cm" fo:text-indent="-0.6cm"/>
    </style:style>
  </office:automatic-styles>
  <office:body>
    <office:presentation>
      <draw:page draw:name="page1" draw:style-name="dp1" draw:master-page-name="Default"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text-style-name="P1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sv" fo:country="SE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1</text:page-number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page-number>1</text:page-number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StarOffice/8$Win32 OpenOffice.org_project/680m1$Build-9062</meta:generator>
    <meta:initial-creator>Garfield Peanuts</meta:initial-creator>
    <meta:creation-date>2006-07-26T09:43:39</meta:creation-date>
    <dc:date>2006-08-18T14:17:22</dc:date>
    <dc:language>sv-SE</dc:language>
    <meta:editing-cycles>2</meta:editing-cycles>
    <meta:editing-duration>PT4H7M55S</meta:editing-duration>
    <meta:user-defined meta:name="Info 1"/>
    <meta:user-defined meta:name="Info 2"/>
    <meta:user-defined meta:name="Info 3"/>
    <meta:user-defined meta:name="Info 4"/>
    <meta:document-statistic meta:object-count="23"/>
  </office:meta>
</office:document-meta>
</file>